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36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0.4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Default" office:value-type="string" calcext:value-type="string">
            <text:p>O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table:style-name="ce1" office:value-type="string" calcext:value-type="string">
            <text:p>C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N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G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style-name="ce1" office:value-type="string" calcext:value-type="string">
            <text:p>E</text:p>
          </table:table-cell>
          <table:table-cell table:style-name="Default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blindmonk</text:p>
          </table:table-cell>
          <table:table-cell office:value-type="string" calcext:value-type="string">
            <text:p>cerato</text:p>
          </table:table-cell>
          <table:table-cell office:value-type="string" calcext:value-type="string">
            <text:p>chungus</text:p>
          </table:table-cell>
          <table:table-cell office:value-type="string" calcext:value-type="string">
            <text:p>cormorant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ffluent</text:p>
          </table:table-cell>
          <table:table-cell office:value-type="string" calcext:value-type="string">
            <text:p>fender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john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ow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peony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style-name="ce1" office:value-type="string" calcext:value-type="string">
            <text:p>F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ork</text:p>
          </table:table-cell>
          <table:table-cell office:value-type="string" calcext:value-type="string">
            <text:p>rosell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lingtowN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E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style-name="ce1"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H</text:p>
          </table:table-cell>
          <table:table-cell table:number-columns-repeated="2" office:value-type="string" calcext:value-type="string">
            <text:p>U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C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9:03:39.707538738</meta:creation-date>
    <dc:date>2025-12-24T19:15:01.256296204</dc:date>
    <meta:editing-duration>PT11M20S</meta:editing-duration>
    <meta:editing-cycles>5</meta:editing-cycles>
    <meta:generator>LibreOffice/25.8.4.2$Linux_X86_64 LibreOffice_project/290daaa01b999472f0c7a3890eb6a550fd74c6df</meta:generator>
    <meta:document-statistic meta:table-count="1" meta:cell-count="416" meta:object-count="0"/>
  </office:meta>
</office:document-meta>
</file>